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0T11:56:38.38">
            <text:p>2020/7/10 11:56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3cm" draw:caption-point-x="-0.61cm" draw:caption-point-y="0.542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0T11:56:38.49">
            <text:p>20/07/10 11:5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/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0T11:56:38.52">
            <text:p>2020/7/10 11:56</text:p>
          </table:table-cell>
          <table:table-cell table:formula="of:=NOW()" office:value-type="date" office:date-value="2020-07-10T11:56:38.52">
            <text:p>2020/7/10 11:56</text:p>
          </table:table-cell>
          <table:table-cell table:formula="of:=NOW()" office:value-type="date" office:date-value="2020-07-10T11:56:38.52">
            <text:p>2020/7/10 11:5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0T11:56:38.02">
            <text:p>2020/7/10 11:56</text:p>
          </table:table-cell>
          <table:table-cell table:formula="of:=NOW()" office:value-type="date" office:date-value="2020-07-10T11:56:38.02">
            <text:p>2020/7/10 11:56</text:p>
          </table:table-cell>
          <table:table-cell table:formula="of:=NOW()" office:value-type="date" office:date-value="2020-07-10T11:56:38.02">
            <text:p>2020/7/10 11:5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89999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0T11:56:38.02">
            <text:p>2020/7/10 11:56</text:p>
          </table:table-cell>
          <table:table-cell table:style-name="ce9" table:formula="of:=NOW()" office:value-type="date" office:date-value="2020-07-10T11:56:38.02">
            <text:p>2020/7/10 11:56</text:p>
          </table:table-cell>
          <table:table-cell table:style-name="ce9" table:formula="of:=NOW()" office:value-type="date" office:date-value="2020-07-10T11:56:38.02">
            <text:p>2020/7/10 11:5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2020/07/10</text:date>, <text:time>13:0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0T13:05:26.63</dc:date>
    <dc:creator>iwabuchi ken</dc:creator>
    <meta:editing-duration>P1DT16H30M55S</meta:editing-duration>
    <meta:editing-cycles>97</meta:editing-cycles>
    <meta:generator>OpenOffice/4.1.3$Win32 OpenOffice.org_project/413m1$Build-9783</meta:generator>
    <meta:document-statistic meta:table-count="6" meta:cell-count="5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